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sdfdsfsadfs</text:p>
      <text:p text:style-name="P4">hat</text:p>
      <text:p text:style-name="P5">von 01.01.2026 bis 10.01.2026</text:p>
      <text:p text:style-name="P5">erfolgreich an dem Kurs</text:p>
      <text:p text:style-name="P3">Titel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puk1<text:line-break/>· asda<text:line-break/>· sasd<text:line-break/>· asda<text:line-break/>· adssad<text:line-break/>· sdfsdfsdf<text:line-break/>· sdfsdfs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